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r6" style:family="presentation" style:parent-style-name="Default-outline1" style:list-style-name="L2">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style:writing-mode="lr-tb"/>
      <style:text-properties style:font-name="Frutiger Light Condensed"/>
    </style:style>
    <style:style style:name="P6" style:family="paragraph">
      <loext:graphic-properties draw:fill-color="#ffffff"/>
      <style:paragraph-properties style:writing-mode="lr-tb"/>
      <style:text-properties fo:font-size="20pt"/>
    </style:style>
    <style:style style:name="P7" style:family="paragraph">
      <style:paragraph-properties fo:margin-top="0.5cm" fo:margin-bottom="0cm"/>
    </style:style>
    <style:style style:name="P8" style:family="paragraph">
      <loext:graphic-properties draw:fill="none" draw:fill-color="#ffffff"/>
      <style:paragraph-properties style:writing-mode="lr-tb"/>
      <style:text-properties style:font-name="Frutiger Light Condensed" fo:font-size="10pt" style:font-size-asian="10pt" style:font-size-complex="10pt"/>
    </style:style>
    <style:style style:name="P9" style:family="paragraph">
      <loext:graphic-properties draw:fill="none" draw:fill-color="#ffffff"/>
      <style:paragraph-properties style:writing-mode="lr-tb"/>
      <style:text-properties style:font-name="Frutiger Light Condensed"/>
    </style:style>
    <style:style style:name="P10" style:family="paragraph">
      <style:paragraph-properties fo:margin-left="0cm" fo:margin-right="0cm" fo:margin-top="0.4cm" fo:margin-bottom="0cm" fo:line-height="100%" fo:text-indent="0cm"/>
    </style:style>
    <style:style style:name="T1" style:family="text">
      <style:text-properties style:font-name="Frutiger Light Condensed"/>
    </style:style>
    <style:style style:name="T2" style:family="text">
      <style:text-properties style:font-name="Frutiger Light Condensed"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4" style:family="text">
      <style:text-properties style:font-name="Frutiger Light Condensed" fo:font-size="10pt" style:font-size-asian="10pt" style:font-size-complex="10pt"/>
    </style:style>
    <style:style style:name="T5" style:family="text">
      <style:text-properties fo:font-variant="normal" fo:text-transform="none" style:use-window-font-color="true" style:text-outline="false" style:text-line-through-style="none" style:text-line-through-type="none" style:font-name="Frutiger Light Condensed"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 style:family="text">
      <style:text-properties fo:color="#c9211e" style:font-name="Frutiger Light Condensed"/>
    </style:style>
    <style:style style:name="T7" style:family="text">
      <style:text-properties style:font-name="Frutiger Light Condensed" fo:font-weight="normal" style:font-weight-asian="normal" style:font-weight-complex="normal"/>
    </style:style>
    <style:style style:name="T8"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0" style:family="text">
      <style:text-properties fo:color="#000000" style:font-name="Frutiger Light Condensed" fo:font-weight="normal" style:font-weight-asian="normal" style:font-weight-complex="normal"/>
    </style:style>
    <style:style style:name="T11" style:family="text">
      <style:text-properties fo:color="#000000" style:font-name="Frutiger Light Condensed"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Rendering introduction</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Cornerstones of image synthesi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3D scene</text:span></text:p>
              </text:list-item>
              <text:list-item>
                <text:p><text:span text:style-name="T2">Rendering</text:span></text:p>
              </text:list-item>
              <text:list-item>
                <text:p><text:span text:style-name="T1">Raster image</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cap</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previous lectures we have discussed how to model elements of 3D scene:</text:span></text:p>
                <text:list>
                  <text:list-item>
                    <text:p><text:span text:style-name="T1">3D model</text:span></text:p>
                  </text:list-item>
                  <text:list-item>
                    <text:p><text:span text:style-name="T1">Light</text:span></text:p>
                  </text:list-item>
                  <text:list-item>
                    <text:p><text:span text:style-name="T1">Camera</text:span></text:p>
                  </text:list-item>
                </text:list>
              </text:list-item>
              <text:list-item>
                <text:p><text:span text:style-name="T1">Now, we will discuss how to combine scene elements to simulate interaction of light to create an image</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ndering: intui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hotography: Taking a photo from a real world:</text:span></text:p>
                <text:list>
                  <text:list-item>
                    <text:p><text:span text:style-name="T1">Light source is emitting light into the space</text:span></text:p>
                  </text:list-item>
                  <text:list-item>
                    <text:p><text:span text:style-name="T1">Light travels through space and interacts with objects</text:span></text:p>
                  </text:list-item>
                  <text:list-item>
                    <text:p><text:span text:style-name="T1">Small portion of that light falls into camera, where image is created</text:span></text:p>
                  </text:list-item>
                </text:list>
              </text:list-item>
              <text:list-item>
                <text:p><text:span text:style-name="T1">Physics: Interaction of light with objects in space and camera is well described in physics (wave and geometrical optics).</text:span></text:p>
              </text:list-item>
              <text:list-item>
                <text:p><text:span text:style-name="T1">Rendering is computer graphics tool which simulates light transport and interaction of light with objects in order to create an image.</text:span></text:p>
                <text:list>
                  <text:list-item>
                    <text:p>It creates viewable 2D image from 3D scene</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4" draw:layer="layout" svg:width="25.199cm" svg:height="2.629cm" svg:x="1.4cm" svg:y="0.762cm" presentation:class="title" presentation:user-transformed="true">
          <draw:text-box>
            <text:p text:style-name="P3"><text:span text:style-name="T1">Rendering: main step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ndering must simulate:</text:span></text:p>
                <text:list>
                  <text:list-item>
                    <text:p><text:span text:style-name="T1">Visibility – what is visible from camera</text:span></text:p>
                  </text:list-item>
                  <text:list-item>
                    <text:p><text:span text:style-name="T1">Shading – how looks the surface we see from camera. Shading depends on amount of incoming light which is calculated using light transport process, which also involves visibility calculation since we would like to know which surface and light are visible to one we are shading and do they reflect/emit light</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ndering task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order to create an image from 3D scene, rendering algorithm must answer:</text:span></text:p>
                <text:list>
                  <text:list-item>
                    <text:p><text:span text:style-name="T1">Visibility (perspective/orthographic projection)</text:span></text:p>
                  </text:list-item>
                  <text:list-item>
                    <text:p><text:span text:style-name="T1">Light transport</text:span></text:p>
                  </text:list-item>
                  <text:list-item>
                    <text:p><text:span text:style-name="T1">Shading</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Visibility: high level</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1"><text:span text:style-name="T1">Calcualte which objects are visible from camera</text:span></text:p>
              </text:list-item>
              <text:list-item>
                <text:p text:style-name="P1"><text:span text:style-name="T1">Utilize perspective/orthographic projection</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Light transport: high level</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1"><text:span text:style-name="T1">For each object that is visible, compute incoming light</text:span></text:p>
              </text:list-item>
              <text:list-item>
                <text:p text:style-name="P1"><text:span text:style-name="T1">This method also relies on concept of visibility but between surfaces and lights in 3D scene</text:span></text:p>
              </text:list-item>
              <text:list-item>
                <text:p text:style-name="P1"><text:span text:style-name="T1">Categorization of light transport algorithms based on lighting effects they simulate (Diffuse, Specular and other types of reflections and refractions).</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Shading: high level</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1"><text:span text:style-name="T1">Use intersected point shape and material information combined with incoming light to calculate color and intensity of that point looking from camera. </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Practical rendering approaches</text:span></text:p>
          </draw:text-box>
        </draw:frame>
        <draw:frame presentation:style-name="pr4" draw:text-style-name="P5" draw:layer="layout" svg:width="25.199cm" svg:height="9.134cm" svg:x="1.4cm" svg:y="3.685cm" presentation:class="outline" presentation:user-transformed="true">
          <draw:text-box>
            <text:p><text:span text:style-name="T1">Two main practical rendering approaches are:</text:span></text:p>
            <text:list text:style-name="L2">
              <text:list-item>
                <text:p><text:span text:style-name="T1">Ray-tracing based rendering</text:span></text:p>
              </text:list-item>
              <text:list-item>
                <text:p text:style-name="P7"><text:span text:style-name="T3">Rasterization based rendering</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aytracing and rasteriz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aytracing is historically early method for image synthesis based on 3D scene description</text:span></text:p>
              </text:list-item>
              <text:list-item>
                <text:p><text:span text:style-name="T1">Raytracing has always been recognized as best method for generating photo-realistic images. However, up until 1990-2000s it hasn’t been used widespread</text:span></text:p>
              </text:list-item>
              <text:list-item>
                <text:p><text:span text:style-name="T1">Due to hardware advancements, rasterization-based rendering gained a lot of attention</text:span></text:p>
              </text:list-item>
              <text:list-item>
                <text:p><text:span text:style-name="T1">Raytracing is intuitive and straightforward method of simulating physical phenomena of how image is created. Based upon raytracing, more advanced rendering methods are build. Furthermore, understanding raytracing gives good foundations for understanding rasterization-based rendering systems. </text:span></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Note: compexity of scenes and render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Although HW and methods advanced, the time of rendering the scenes stayed the same! This is because complexity of the 3D scenes as well as rendering algorithms increased. </text:span></text:p>
                <text:list>
                  <text:list-item>
                    <text:p><text:span text:style-name="T1"><text:s/></text:span><text:span text:style-name="T2">Blinn law</text:span></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ndering: intuition using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 produce an image, first, we need information from where we look at 3D scene and a 2D surface on which 3D scene will be projected as an image.</text:span></text:p>
                <text:list>
                  <text:list-item>
                    <text:p><text:span text:style-name="T1">In lesson on camera, we mentioned exactly these elements: eye and film plane. Therefore, for these purposes, we can use pinhole camera.</text:span></text:p>
                  </text:list-item>
                  <text:list-item>
                    <text:p><text:span text:style-name="T3">Captured image color and brightness of objects in 3D scene is a result of light and objects </text:span><text:span text:style-name="T1">(shape and material) interaction </text:span></text:p>
                  </text:list-item>
                </text:list>
              </text:list-item>
              <text:list-item>
                <text:p><text:span text:style-name="T1">To figure out interaction of light and objects we need information about objects in 3D scene as well as light sources.</text:span></text:p>
                <text:list>
                  <text:list-item>
                    <text:p><text:span text:style-name="T1">Without light we wouldn’t see objects, without objects we wouldn’t see light.</text:span></text:p>
                  </text:list-item>
                  <text:list-item>
                    <text:p><text:span text:style-name="T1">Using this information, we can simulate light-object interaction.</text:span></text:p>
                  </text:list-item>
                </text:list>
              </text:list-item>
              <text:list-item>
                <text:p><text:span text:style-name="T1">Simulating physical (real-world) light-object interaction means simulating all light rays paths from light and their interactions with objects. Furthermore, only small amount of that light actually falls on camera. This kind of simulation is called </text:span><text:span text:style-name="T2">forward ray-tracing or light tracing. </text:span><text:span text:style-name="T1">Simulating this is not tractable! Therefore, we simplify:</text:span></text:p>
                <text:list>
                  <text:list-item>
                    <text:p><text:span text:style-name="T1">First, Only light-object interaction that are visible from camera should be simulated</text:span></text:p>
                  </text:list-item>
                  <text:list-item>
                    <text:p><text:span text:style-name="T1">Second, we reverse the process: we start with rays that fall into camera and build from there. </text:span></text:p>
                  </text:list-item>
                </text:list>
              </text:list-item>
              <text:list-item>
                <text:p><text:span text:style-name="T1">Based on previous discussion, we trace rays from sensor to the objects. This simulation is called </text:span><text:span text:style-name="T2">backward ray-tracing or <text:s/>eye-tracing*</text:span><text:span text:style-name="T1">. </text:span></text:p>
              </text:list-item>
            </text:list>
          </draw:text-box>
        </draw:frame>
        <draw:frame draw:style-name="gr2" draw:text-style-name="P8" draw:layer="layout" svg:width="25.146cm" svg:height="0.687cm" svg:x="1.524cm" svg:y="13.716cm">
          <draw:text-box>
            <text:p><text:span text:style-name="T4">* “An Improved Illumination Model for Shaded Display” - Turner Whitted</text:span></text:p>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Backward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ased on previous discussion, now we understand the first steps:</text:span></text:p>
                <text:list>
                  <text:list-item>
                    <text:p><text:span text:style-name="T1">Generate ray using camera (eye and film) → primary/camera/visibility ray</text:span></text:p>
                  </text:list-item>
                  <text:list-item>
                    <text:p><text:span text:style-name="T1">Trace ray into the scene</text:span></text:p>
                  </text:list-item>
                </text:list>
              </text:list-item>
              <text:list-item>
                <text:p><text:span text:style-name="T1">Tracing ray into the scene can end up in following possibilities:</text:span></text:p>
                <text:list>
                  <text:list-item>
                    <text:p><text:span text:style-name="T1">Intersects with object</text:span></text:p>
                  </text:list-item>
                  <text:list-item>
                    <text:p><text:span text:style-name="T1">No intersection →hit background</text:span></text:p>
                  </text:list-item>
                </text:list>
              </text:list-item>
              <text:list-item>
                <text:p><text:span text:style-name="T1">In the case where ray hits the object, two main steps are done:</text:span></text:p>
                <text:list>
                  <text:list-item>
                    <text:p><text:span text:style-name="T3">Calculate amount of light (incoming) falling on intersection point → shadow/light ray. </text:span></text:p>
                    <text:list>
                      <text:list-item>
                        <text:p><text:span text:style-name="T5"><text:s/></text:span><text:span text:style-name="T1">This ray can be directly traced from intersection to light source → direct illumination</text:span></text:p>
                      </text:list-item>
                      <text:list-item>
                        <text:p><text:span text:style-name="T1">Advanced: sample various directions from this point in 3D scene to obtain reflections of other objects → global illumination</text:span></text:p>
                      </text:list-item>
                    </text:list>
                  </text:list-item>
                  <text:list-item>
                    <text:p><text:span text:style-name="T1">Calculate amount of light reflected in primary ray direction using incoming light and material specification</text:span></text:p>
                  </text:list-item>
                </text:list>
              </text:list-item>
            </text:list>
          </draw:text-box>
        </draw:frame>
        <draw:frame draw:style-name="gr2" draw:text-style-name="P8" draw:layer="layout" svg:width="25.146cm" svg:height="0.687cm" svg:x="1.016cm" svg:y="14.224cm">
          <draw:text-box>
            <text:p><text:span text:style-name="T4">* Method in computer graphics using the concept of shooting and following rays from light or eye is called path-tracing.</text:span></text:p>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Practical raytracing*: algorithm</text:span></text:p>
          </draw:text-box>
        </draw:frame>
        <draw:frame presentation:style-name="pr4" draw:text-style-name="P5" draw:layer="layout" svg:width="25.199cm" svg:height="9.134cm" svg:x="1.4cm" svg:y="3.685cm" presentation:class="outline" presentation:user-transformed="true">
          <draw:text-box>
            <text:p><text:span text:style-name="T1">Algorithm:</text:span></text:p>
            <text:list text:style-name="L2">
              <text:list-item>
                <text:p><text:span text:style-name="T1">For each pixel in raster image:</text:span></text:p>
                <text:list>
                  <text:list-item>
                    <text:p><text:span text:style-name="T1">Generate primary ray by connecting eye and film using camera information</text:span></text:p>
                  </text:list-item>
                  <text:list-item>
                    <text:p><text:span text:style-name="T1">Shoot primary ray into the scene</text:span></text:p>
                  </text:list-item>
                  <text:list-item>
                    <text:p><text:span text:style-name="T1">For each object in the scene</text:span></text:p>
                    <text:list>
                      <text:list-item>
                        <text:p><text:span text:style-name="T1">Check if intersected with primary ray. If intersect multiple objects, take one closest to the eye</text:span></text:p>
                      </text:list-item>
                    </text:list>
                  </text:list-item>
                  <text:list-item>
                    <text:p><text:span text:style-name="T1">For intersection, generate shadow ray from intersection point to all lights in the scene</text:span></text:p>
                    <text:list>
                      <text:list-item>
                        <text:p><text:span text:style-name="T1">If shadow ray is not intersecting anything, lit the pixel</text:span></text:p>
                      </text:list-item>
                    </text:list>
                  </text:list-item>
                </text:list>
              </text:list-item>
            </text:list>
            <text:p><text:span text:style-name="T6">&lt;IMAGE: RAYTRACING&gt;</text:span></text:p>
          </draw:text-box>
        </draw:frame>
        <draw:frame draw:style-name="gr3" draw:text-style-name="P9" draw:layer="layout" svg:width="24.892cm" svg:height="1.038cm" svg:x="1.016cm" svg:y="13.97cm">
          <draw:text-box>
            <text:p><text:span text:style-name="T1"><text:s/></text:span><text:span text:style-name="T1">* Arthur Appel in 1969 - "Some Techniques for Shading Machine Renderings of Solids"</text:span></text:p>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Three steps of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Generate ray for each pixel of film plane → camera ray</text:span></text:p>
              </text:list-item>
              <text:list-item>
                <text:p><text:span text:style-name="T1">Ray-geometry intersection: testing intersection of generated ray and 3D scene objects to obtain what is visible from camera</text:span></text:p>
              </text:list-item>
              <text:list-item>
                <text:p><text:span text:style-name="T1">Shading: calculating the color and intensity of intersected points</text:span></text:p>
                <text:list>
                  <text:list-item>
                    <text:p><text:span text:style-name="T1">Requires light-matter calculation</text:span></text:p>
                  </text:list-item>
                  <text:list-item>
                    <text:p><text:span text:style-name="T1">Requires light transport for gathering incoming light</text:span></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aytracing vs rasterization</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As we can see from the algorithm, </text:span><text:span text:style-name="T2">raytracing</text:span><text:span text:style-name="T1"> iterates through all pixels of image plane, generates rays and then iterates over all objects in the scene. This approach is called </text:span><text:span text:style-name="T2">image centric.</text:span></text:p>
              </text:list-item>
              <text:list-item>
                <text:p><text:span text:style-name="T7">On the other hand, </text:span><text:span text:style-name="T2">rasterization</text:span><text:span text:style-name="T7"> is reversed: it loops over all geometric primitives in the scene (triangles), projects these primitives on image plane and then loops over all pixels of the image plane. This approach is called </text:span><text:span text:style-name="T2">object centric</text:span><text:span text:style-name="T7">.</text:span></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1" draw:layer="layout" svg:width="25.199cm" svg:height="2.629cm" svg:x="1.4cm" svg:y="0.628cm" presentation:class="title">
          <draw:text-box>
            <text:p text:style-name="P3">Rasterization: quick peek algorithm</text:p>
          </draw:text-box>
        </draw:frame>
        <draw:frame presentation:style-name="pr4" draw:text-style-name="P1" draw:layer="layout" svg:width="25.199cm" svg:height="9.134cm" svg:x="1.4cm" svg:y="3.685cm" presentation:class="outline">
          <draw:text-box>
            <text:list text:style-name="L2">
              <text:list-item>
                <text:p>TODO</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asterization and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ased on current discussion, we can conclude that both </text:span><text:span text:style-name="T2">raytracing and rasterization are used to solve the visibility problem</text:span><text:span text:style-name="T1"> (which also contains </text:span><text:span text:style-name="T2">perspective/orhographic projection</text:span><text:span text:style-name="T1"> solving).</text:span></text:p>
              </text:list-item>
              <text:list-item>
                <text:p><text:span text:style-name="T1">Solving the visibility problem is only a part of rendering. Other part is determining the color and intensity of visible surface. This step is called </text:span><text:span text:style-name="T2">shading</text:span><text:span text:style-name="T1"> and it uses </text:span><text:span text:style-name="T2">light transport</text:span><text:span text:style-name="T1"> to gather light on visible surface and calculates light-matter interaction</text:span></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Practical raytracing: notes</text:span></text:p>
          </draw:text-box>
        </draw:frame>
        <draw:frame presentation:style-name="pr4" draw:text-style-name="P5" draw:layer="layout" svg:width="25.199cm" svg:height="10.285cm" svg:x="1.4cm" svg:y="3.685cm" presentation:class="outline" presentation:user-transformed="true">
          <draw:text-box>
            <text:list text:style-name="L2">
              <text:list-item>
                <text:p><text:span text:style-name="T1">Raytracing method can be separated in:</text:span></text:p>
                <text:list>
                  <text:list-item>
                    <text:p><text:span text:style-name="T2">Determining visibility from camera</text:span><text:span text:style-name="T1">: determine which point in 3D scene is visible for each pixel of image. Note that </text:span><text:span text:style-name="T2">perspective projection</text:span><text:span text:style-name="T1"> is inherent due to camera which is used for generating rays</text:span></text:p>
                  </text:list-item>
                  <text:list-item>
                    <text:p><text:span text:style-name="T2">Shading</text:span><text:span text:style-name="T1">: calculating the color of visible point – this operation besides light-matter calculation also requires </text:span><text:span text:style-name="T2">light transport</text:span><text:span text:style-name="T1"> to collect all light which influences the color and intensity of that point.</text:span></text:p>
                  </text:list-item>
                </text:list>
              </text:list-item>
              <text:list-item>
                <text:p><text:span text:style-name="T1">Both steps require extremely time-consuming intersections between rays and scene objects (geometry)</text:span></text:p>
                <text:list>
                  <text:list-item>
                    <text:p><text:span text:style-name="T1">Efficient ray-object intersection method is needed</text:span></text:p>
                  </text:list-item>
                  <text:list-item>
                    <text:p><text:span text:style-name="T1">3D scene must be represented for fast and efficient spatial search of objects which should be tested for intesection</text:span></text:p>
                  </text:list-item>
                </text:list>
              </text:list-item>
              <text:list-item>
                <text:p><text:span text:style-name="T1">On the other hand, rasterization can solve the visibility problem (camera-object) very fast. That is why real-time graphics is predominantly using GPU rasterization approach. But when it comes to shading, due to the available information on 3D scene, it is not as good as raytracing.</text:span></text:p>
              </text:list-item>
              <text:list-item>
                <text:p><text:span text:style-name="T1">Raytracing is slow for solving visibility problem, but it enables high-quality shading. For high-quality, photo-realistic production rendering, ray-tracing is almost always used*.</text:span></text:p>
              </text:list-item>
            </text:list>
          </draw:text-box>
        </draw:frame>
        <draw:frame draw:style-name="gr2" draw:text-style-name="P8" draw:layer="layout" svg:width="25.908cm" svg:height="0.687cm" svg:x="1.016cm" svg:y="14.478cm">
          <draw:text-box>
            <text:p text:style-name="P10"><text:span text:style-name="T8">* </text:span><text:span text:style-name="T4">However, real-time ray-tracing is now possible to certain degree with certain hardware and it is hot research topic!</text:span></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Extending basic raytracing: light transport</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Note that the in algorithm that was used to introduce raytracing and idea of rendering, we only determine objects which are visible from camera and shade them by calculating visibility between visible surface and light source.</text:span></text:p>
              </text:list-item>
              <text:list-item>
                <text:p><text:span text:style-name="T1">With this approach, we disregard that other objects in the scene can also reflect light on objects that are visible from camera. Furthermore, objects that are visible from camera can be very reflective (imagine mirror like surface) and they would certainly reflect objects visible from them. </text:span></text:p>
              </text:list-item>
              <text:list-item>
                <text:p><text:span text:style-name="T1">This effects are called indirect illumination and global illumination effects.</text:span></text:p>
              </text:list-item>
              <text:list-item>
                <text:p><text:span text:style-name="T1">They can be simulated by generating additional rays in intersections: propagating rays and building paths that light might travel to the surface which is being shaded. </text:span></text:p>
              </text:list-item>
              <text:list-item>
                <text:p><text:span text:style-name="T1">Classic examples that can be started with are mirror-like and transparent surfaces</text:span></text:p>
              </text:list-item>
              <text:list-item>
                <text:p><text:span text:style-name="T1"><text:a xlink:href="https://www.scratchapixel.com/lessons/3d-basic-rendering/introduction-to-ray-tracing/adding-reflection-and-refraction" xlink:type="simple">https://www.scratchapixel.com/lessons/3d-basic-rendering/introduction-to-ray-tracing/adding-reflection-and-refraction</text:a></text:span></text:p>
              </text:list-item>
              <text:list-item>
                <text:p><text:span text:style-name="T1">Depending on surfaces, light will scatter differently. Material defines, among others, scattering model* which is used to determine where light scatters (direction) and how much it scatters in particular direction (intensity). </text:span></text:p>
              </text:list-item>
            </text:list>
          </draw:text-box>
        </draw:frame>
        <draw:frame draw:style-name="gr4" draw:text-style-name="P8" draw:layer="layout" svg:width="26.416cm" svg:height="1.559cm" svg:x="0.762cm" svg:y="13.716cm">
          <draw:text-box>
            <text:p><text:span text:style-name="T8">* Scattering models might be also called illumination models. This name might make more sense in GPU-rasterization-based rendering (</text:span><text:span text:style-name="T4">graphics rendering pipeline) since after determining surfaces visible from camera, illumination model is employed to directly calculate color and intensity taking in account positions of light and material of the objects. In ray-tracing-based rendering, shading part relies on more advanced light-transport which uses scattering models to determine how light bounces (scatters of the objects) in the scene.</text:span></text:p>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 text:style-name="P3"><text:span text:style-name="T1">Importance of visibility calculation for rendering</text:span></text:p>
          </draw:text-box>
        </draw:frame>
        <draw:frame presentation:style-name="pr6" draw:text-style-name="P5" draw:layer="layout" svg:width="25.199cm" svg:height="9.134cm" svg:x="1.4cm" svg:y="3.685cm" presentation:class="outline" presentation:user-transformed="true">
          <draw:text-box>
            <text:list text:style-name="L2">
              <text:list-item>
                <text:p><text:span text:style-name="T1">Based on previous discussions, we can highlight the importance of visibility calculation and how it is related to all concepts in rendering.</text:span></text:p>
              </text:list-item>
              <text:list-item>
                <text:p><text:span text:style-name="T1">Visibility problem is concerned with determining visibility between points</text:span></text:p>
              </text:list-item>
              <text:list-item>
                <text:p><text:span text:style-name="T1">First, when determining visible objects from camera, we solve visibility problem and utilize perspective/orthographic projection</text:span></text:p>
              </text:list-item>
              <text:list-item>
                <text:p><text:span text:style-name="T1">Then, when calculating shading we require light transport information which is again based on visibility between surface and lights in 3D scene</text:span></text:p>
                <text:list>
                  <text:list-item>
                    <text:p><text:span text:style-name="T1">This is required to calculate shadows, soft shadows, global illumination effects such as reflection, refraction, indirect reflection and.</text:span></text:p>
                  </text:list-item>
                </text:list>
              </text:list-item>
              <text:list-item>
                <text:p><text:span text:style-name="T1">Rasterization is good for solving the visibility from camera to object. But it is not good for finding visibility between surfaces in 3D scene which is important for light transport and shading</text:span></text:p>
              </text:list-item>
              <text:list-item>
                <text:p><text:span text:style-name="T1">Raytracing is good for solving the visibility from camera to object. And it also can be used for finding visibility between surfaces in 3D scene which is important for light transport and shading</text:span></text:p>
              </text:list-item>
            </text:list>
            <text:p><text:span text:style-name="T6">&lt;IMAGE: visibility in rasterization and raytracing&gt;</text:span></text:p>
          </draw:text-box>
        </draw:frame>
        <presentation:notes draw:style-name="dp2">
          <draw:page-thumbnail draw:style-name="gr1" draw:layer="layout" svg:width="19.798cm" svg:height="11.136cm" svg:x="0.6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text:span text:style-name="T1">Rasterization- vs Raytracing-based production rendering softwar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Examples of rasterization-based renderers in production</text:span></text:p>
                <text:list>
                  <text:list-item>
                    <text:p><text:span text:style-name="T1">Godot, Unity, Unreal</text:span></text:p>
                  </text:list-item>
                </text:list>
              </text:list-item>
              <text:list-item>
                <text:p text:style-name="P7"><text:span text:style-name="T9">Examples of raytracing-based </text:span><text:span text:style-name="T1">renderers in production</text:span></text:p>
                <text:list>
                  <text:list-item>
                    <text:p><text:span text:style-name="T1">Appleseed, Arnold, etc.</text:span></text:p>
                  </text:list-item>
                </text:list>
              </text:list-item>
            </text:list>
            <text:p><text:span text:style-name="T6">&lt;IMAGE: differences and comparison between rasterizers and raytracers&gt;</text:span></text:p>
            <text:list text:continue-numbering="true" text:style-name="L2">
              <text:list-item>
                <text:p><text:span text:style-name="T10">Important note that we can learn here, that occurs in almost any field of computer graphics is </text:span><text:span text:style-name="T11">trade-off between speed and quality.</text:span></text:p>
                <text:list>
                  <text:list-item>
                    <text:p><text:span text:style-name="T10">Depending on application, best option for speed of rendering and quality of rendered images must be found. For games, it is important that frames are rendered in real-time (&gt;30fps) and certain quality must be sacrificed. <text:s/>For animated films, rendering time can take up to several hours for only one frame therefore, focus can be put on quality.</text:span></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0T12:46:37.428416766</meta:creation-date>
    <meta:generator>LibreOffice/6.4.7.2$Linux_X86_64 LibreOffice_project/40$Build-2</meta:generator>
    <dc:date>2022-11-24T07:42:52.220521320</dc:date>
    <meta:editing-duration>PT4H2M15S</meta:editing-duration>
    <meta:editing-cycles>58</meta:editing-cycles>
    <meta:document-statistic meta:object-count="118"/>
  </office:meta>
</office:document-meta>
</file>